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ml5" style:family="table">
      <style:table-properties style:width="17cm" table:align="margins"/>
    </style:style>
    <style:style style:name="tml5.A" style:family="table-column">
      <style:table-column-properties style:column-width="17cm" style:rel-column-width="65535*"/>
    </style:style>
    <style:style style:name="tml5.A1" style:family="table-cell">
      <style:table-cell-properties fo:padding="0.097cm" fo:border="none"/>
    </style:style>
    <style:style style:name="t15" style:family="table">
      <style:table-properties style:width="16.967cm" table:align="center" style:may-break-between-rows="false"/>
    </style:style>
    <style:style style:name="t15.A" style:family="table-column">
      <style:table-column-properties style:column-width="2.011cm"/>
    </style:style>
    <style:style style:name="t15.B" style:family="table-column">
      <style:table-column-properties style:column-width="1.307cm"/>
    </style:style>
    <style:style style:name="t15.H" style:family="table-column">
      <style:table-column-properties style:column-width="1.778cm"/>
    </style:style>
    <style:style style:name="t15.K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94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6.993cm" table:align="center" style:may-break-between-rows="false"/>
    </style:style>
    <style:style style:name="t16.A" style:family="table-column">
      <style:table-column-properties style:column-width="2.092cm"/>
    </style:style>
    <style:style style:name="t16.B" style:family="table-column">
      <style:table-column-properties style:column-width="1.3cm"/>
    </style:style>
    <style:style style:name="t16.D" style:family="table-column">
      <style:table-column-properties style:column-width="1.298cm"/>
    </style:style>
    <style:style style:name="t16.E" style:family="table-column">
      <style:table-column-properties style:column-width="1.277cm"/>
    </style:style>
    <style:style style:name="t16.H" style:family="table-column">
      <style:table-column-properties style:column-width="1.782cm"/>
    </style:style>
    <style:style style:name="t16.I" style:family="table-column">
      <style:table-column-properties style:column-width="1.78cm"/>
    </style:style>
    <style:style style:name="t16.K" style:family="table-column">
      <style:table-column-properties style:column-width="1.785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6.967cm" fo:margin-left="0.025cm" fo:margin-right="0.009cm" table:align="margins" style:may-break-between-rows="false"/>
    </style:style>
    <style:style style:name="t17.A" style:family="table-column">
      <style:table-column-properties style:column-width="2.087cm" style:rel-column-width="8059*"/>
    </style:style>
    <style:style style:name="t17.B" style:family="table-column">
      <style:table-column-properties style:column-width="1.295cm" style:rel-column-width="5000*"/>
    </style:style>
    <style:style style:name="t17.H" style:family="table-column">
      <style:table-column-properties style:column-width="1.778cm" style:rel-column-width="6867*"/>
    </style:style>
    <style:style style:name="t17.K" style:family="table-column">
      <style:table-column-properties style:column-width="1.78cm" style:rel-column-width="6875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0" style:family="table">
      <style:table-properties style:width="16.969cm" table:align="center" style:may-break-between-rows="false"/>
    </style:style>
    <style:style style:name="t0.A" style:family="table-column">
      <style:table-column-properties style:column-width="2.087cm"/>
    </style:style>
    <style:style style:name="t0.B" style:family="table-column">
      <style:table-column-properties style:column-width="1.295cm"/>
    </style:style>
    <style:style style:name="t0.H" style:family="table-column">
      <style:table-column-properties style:column-width="1.778cm"/>
    </style:style>
    <style:style style:name="t0.K" style:family="table-column">
      <style:table-column-properties style:column-width="1.78cm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6.993cm" table:align="center" style:may-break-between-rows="false" style:writing-mode="lr-tb"/>
    </style:style>
    <style:style style:name="t9.A" style:family="table-column">
      <style:table-column-properties style:column-width="6.258cm"/>
    </style:style>
    <style:style style:name="t9.B" style:family="table-column">
      <style:table-column-properties style:column-width="1.603cm"/>
    </style:style>
    <style:style style:name="t9.C" style:family="table-column">
      <style:table-column-properties style:column-width="2.282cm"/>
    </style:style>
    <style:style style:name="t9.F" style:family="table-column">
      <style:table-column-properties style:column-width="2.284cm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9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9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9.A3" style:family="table-cell">
      <style:table-cell-properties fo:padding="0.097cm" fo:border-left="0.088cm solid #000000" fo:border-right="none" fo:border-top="none" fo:border-bottom="0.018cm solid #000000"/>
    </style:style>
    <style:style style:name="t9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9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9.8" style:family="table-row">
      <style:table-row-properties style:min-row-height="0.845cm"/>
    </style:style>
    <style:style style:name="t9.A8" style:family="table-cell">
      <style:table-cell-properties fo:padding="0.097cm" fo:border-left="0.088cm solid #000000" fo:border-right="none" fo:border-top="none" fo:border-bottom="0.088cm solid #000000"/>
    </style:style>
    <style:style style:name="t9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0" style:family="table">
      <style:table-properties style:width="16.981cm" fo:margin-left="0cm" fo:margin-right="0.019cm" table:align="margins" style:may-break-between-rows="false" style:writing-mode="lr-tb"/>
    </style:style>
    <style:style style:name="t10.A" style:family="table-column">
      <style:table-column-properties style:column-width="6.013cm" style:rel-column-width="23206*"/>
    </style:style>
    <style:style style:name="t10.B" style:family="table-column">
      <style:table-column-properties style:column-width="1.563cm" style:rel-column-width="6031*"/>
    </style:style>
    <style:style style:name="t10.C" style:family="table-column">
      <style:table-column-properties style:column-width="2.351cm" style:rel-column-width="9074*"/>
    </style:style>
    <style:style style:name="t10.F" style:family="table-column">
      <style:table-column-properties style:column-width="2.351cm" style:rel-column-width="9076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8" style:family="table-row">
      <style:table-row-properties style:min-row-height="0.871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58cm" table:align="center" style:may-break-between-rows="false"/>
    </style:style>
    <style:style style:name="t11.A" style:family="table-column">
      <style:table-column-properties style:column-width="2.087cm"/>
    </style:style>
    <style:style style:name="t11.B" style:family="table-column">
      <style:table-column-properties style:column-width="1.589cm"/>
    </style:style>
    <style:style style:name="t11.H" style:family="table-column">
      <style:table-column-properties style:column-width="1.778cm"/>
    </style:style>
    <style:style style:name="t11.J" style:family="table-column">
      <style:table-column-properties style:column-width="1.78cm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C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896cm"/>
    </style:style>
    <style:style style:name="t11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11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 style:data-style-name="N0">
      <style:table-cell-properties fo:padding="0.097cm" fo:border-left="0.002cm solid #000000" fo:border-right="none" fo:border-top="none" fo:border-bottom="0.088cm solid #000000"/>
    </style:style>
    <style:style style:name="t11.C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6.969cm" table:align="center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91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1.044cm"/>
    </style:style>
    <style:style style:name="t12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2.C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3.C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14.C9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6.969cm" table:align="center" style:may-break-between-rows="false"/>
    </style:style>
    <style:style style:name="t18.A" style:family="table-column">
      <style:table-column-properties style:column-width="2.087cm"/>
    </style:style>
    <style:style style:name="t18.B" style:family="table-column">
      <style:table-column-properties style:column-width="1.295cm"/>
    </style:style>
    <style:style style:name="t18.H" style:family="table-column">
      <style:table-column-properties style:column-width="1.778cm"/>
    </style:style>
    <style:style style:name="t18.K" style:family="table-column">
      <style:table-column-properties style:column-width="1.78cm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591cm"/>
    </style:style>
    <style:style style:name="t19.H" style:family="table-column">
      <style:table-column-properties style:column-width="1.778cm"/>
    </style:style>
    <style:style style:name="t19.J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C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B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19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 style:data-style-name="N0">
      <style:table-cell-properties fo:padding="0.097cm" fo:border-left="0.002cm solid #000000" fo:border-right="none" fo:border-top="none" fo:border-bottom="0.088cm solid #000000"/>
    </style:style>
    <style:style style:name="t19.C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868cm"/>
    </style:style>
    <style:style style:name="t20.D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B5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 style:data-style-name="N100">
      <style:table-cell-properties fo:padding="0.097cm" fo:border-left="0.002cm solid #000000" fo:border-right="none" fo:border-top="none" fo:border-bottom="0.088cm solid #000000"/>
    </style:style>
    <style:style style:name="t20.C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295cm"/>
    </style:style>
    <style:style style:name="t21.H" style:family="table-column">
      <style:table-column-properties style:column-width="1.778cm"/>
    </style:style>
    <style:style style:name="t21.K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.101cm" fo:margin-right="0.101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101cm" fo:margin-right="0.101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4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5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48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9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5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0pt" fo:language="en" fo:country="US" style:font-size-asian="10pt" style:font-size-complex="10pt"/>
    </style:style>
    <style:style style:name="P5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none" style:font-size-asian="11pt" style:font-name-complex="Arial"/>
    </style:style>
    <style:style style:name="T2" style:family="text">
      <style:text-properties fo:font-size="11pt" fo:language="en" fo:country="US" style:text-underline-style="none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text-underline-style="none" style:font-name-complex="Ari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Arial1" fo:language="en" fo:country="US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8" style:family="text">
      <style:text-properties style:text-position="sub 58%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 style:font-name-complex="Tahoma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font-name-complex="Symbol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font-name-complex="Tahoma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7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8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text-position="0% 100%" fo:background-color="transparent"/>
    </style:style>
    <style:style style:name="T54" style:family="text">
      <style:text-properties style:font-name-complex="Ari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style:font-name-complex="Arial"/>
    </style:style>
    <style:style style:name="T57" style:family="text">
      <style:text-properties style:text-underline-style="solid" style:text-underline-width="auto" style:text-underline-color="font-color" style:font-name-complex="Arial" style:font-size-complex="11pt"/>
    </style:style>
    <style:style style:name="T58" style:family="text">
      <style:text-properties fo:color="#ffffff" style:font-name-complex="Arial"/>
    </style:style>
    <style:style style:name="T59" style:family="text">
      <style:text-properties fo:color="#ffffff" style:text-underline-style="solid" style:text-underline-width="auto" style:text-underline-color="font-color"/>
    </style:style>
    <style:style style:name="T60" style:family="text">
      <style:text-properties fo:color="#ffffff" style:text-underline-style="solid" style:text-underline-width="auto" style:text-underline-color="font-color" style:font-name-complex="Arial"/>
    </style:style>
    <style:style style:name="T61" style:family="text">
      <style:text-properties fo:color="#000000"/>
    </style:style>
    <style:style style:name="T62" style:family="text">
      <style:text-properties fo:color="#000000" fo:font-style="italic" style:font-style-asian="italic"/>
    </style:style>
    <style:style style:name="T63" style:family="text">
      <style:text-properties fo:color="#000000" style:font-name-asian="Times New Roman" style:font-name-complex="Times New Roman"/>
    </style:style>
    <style:style style:name="T64" style:family="text">
      <style:text-properties fo:color="#000000" fo:language="en" fo:country="US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en" fo:country="US" fo:font-style="normal" style:font-style-asian="normal" style:font-style-complex="normal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ize="12pt" style:font-size-asian="12pt" style:font-name-complex="Symbol" style:font-size-complex="12pt"/>
    </style:style>
    <style:style style:name="T71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2" style:family="text">
      <style:text-properties style:font-name="Times New Roman" fo:language="ru" fo:country="RU"/>
    </style:style>
    <style:style style:name="T73" style:family="text">
      <style:text-properties style:font-name="Times New Roman" fo:language="ru" fo:country="RU" fo:background-color="transparent"/>
    </style:style>
    <style:style style:name="T74" style:family="text">
      <style:text-properties fo:background-color="transparent"/>
    </style:style>
    <style:style style:name="T75" style:family="text">
      <style:text-properties fo:color="#800000" style:text-position="0% 100%" fo:language="ru" fo:country="RU" fo:background-color="transparent"/>
    </style:style>
    <style:style style:name="T76" style:family="text">
      <style:text-properties fo:color="#800000" style:text-position="0% 100%"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</text:p>
      <text:p text:style-name="P4"><text:span text:style-name="T54">поверки дозиметра-радиометра типа МКС-1117М зав. № </text:span><text:span text:style-name="T56"><text:s/>$</text:span><text:span text:style-name="T7">serial</text:span><text:span text:style-name="T56"> </text:span><text:span text:style-name="T54"><text:s/></text:span><text:span text:style-name="T58">.</text:span><text:span text:style-name="T54"> </text:span></text:p>
      <text:p text:style-name="P4"><text:span text:style-name="T54">принадлежащего </text:span><text:span text:style-name="T60">.</text:span><text:span text:style-name="T56"> <text:s text:c="105"/></text:span><text:span text:style-name="T60">.</text:span></text:p>
      <text:p text:style-name="P20"/>
      <text:p text:style-name="P44">Поверка проводилась на базе УП «АТОМТЕХ», в нормальных климатических условиях при температуре <text:span text:style-name="T28">Т</text:span> = <text:span text:style-name="T55"><text:s/></text:span><text:span text:style-name="T30">$temp </text:span><text:s/>°<text:span text:style-name="T28">С</text:span>, атмосферном давлении <text:span text:style-name="T28">Р</text:span> = <text:span text:style-name="T55"><text:s text:c="5"/></text:span><text:s/>мм.рт.ст, относительной влажности воздуха <text:span text:style-name="T28">р</text:span> = <text:span text:style-name="T55"><text:s/></text:span><text:span text:style-name="T30">$vlag </text:span><text:s/>%, внешнем фоне γ-излучения <text:span text:style-name="T10">H</text:span>*(10) = <text:span text:style-name="T55"><text:s/></text:span><text:span text:style-name="T30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5">- образцовая дозиметрическая поверочная установка УДГ-АТ110 №013 с источниками <text:span text:style-name="T28">2</text:span><text:span text:style-name="T30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5">- образцовая дозиметрическая поверочная установка УДГ-АТ130 №015 с источниками <text:span text:style-name="T28">1</text:span><text:span text:style-name="T30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5">- установка<text:span text:style-name="T59"> </text:span><text:span text:style-name="T61">УПН-АТ140 №001 с комплектом плутоний-бериллиевых источников</text:span><text:span text:style-name="T62"> </text:span><text:span text:style-name="T61">быстрых нейтронов: ИБН-8-6 №010, ИБН-8-3 №027 и с погрешностью аттестации </text:span><text:span text:style-name="T63">±</text:span><text:span text:style-name="T61">5%, св. <text:s/>№ 210-</text:span><text:span text:style-name="T64">1508</text:span><text:span text:style-name="T61">/</text:span><text:span text:style-name="T64">18</text:span><text:span text:style-name="T61"> от </text:span><text:span text:style-name="T64">06.11.2018</text:span><text:span text:style-name="T61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5">- образцовые альфа-источники из радионуклида плутоний-239 типа 4П9, 5П9, 6П9 с <text:s text:c="3"/>погрешностью аттестации <text:span text:style-name="T26"></text:span>6%, св.№<text:span text:style-name="T4">МН0105687-4818</text:span><text:span text:style-name="T6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5"><text:span text:style-name="T4">- </text:span>образцовые бета-источники из радионуклида стронций-90 + иттрий-90 типа 4С0, 5С0, 6С0 с погрешностью аттестации <text:span text:style-name="T26"></text:span>6%, св. №МН0100818-4818<text:span text:style-name="T6"> </text:span><text:span text:style-name="T4">д</text:span>о <text:span text:style-name="T4">18.04.20</text:span>, РУП «БелГим»<text:span text:style-name="T59"> </text:span></text:p>
          </table:table-cell>
        </table:table-row>
      </table:table>
      <text:p text:style-name="P5"/>
      <text:p text:style-name="P36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7"><text:span text:style-name="T4">- </text:span>МД рентгеновского и γ - излучения – от <text:span text:style-name="T4">$g_min</text:span><text:span text:style-name="T49">Зв/ч</text:span> до <text:span text:style-name="T6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7"><text:span text:style-name="T4">- </text:span>плотности потока α – частиц – от <text:span text:style-name="T6">$a_min</text:span> до <text:span text:style-name="T48">$a_max</text:span><text:span text:style-name="T52">·10</text:span><text:span text:style-name="T13">$a_max_E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7"><text:span text:style-name="T4">- </text:span>плотности потока β – частиц – от <text:span text:style-name="T6">$b_min</text:span> до <text:span text:style-name="T48">$b_max</text:span><text:span text:style-name="T52">·10</text:span><text:span text:style-name="T13">$b_max_E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6"><text:span text:style-name="T4">- </text:span>плотности потока нейтронного излучения от <text:span text:style-name="T48">$ppn_min</text:span> до <text:span text:style-name="T48">$ppn_max</text:span><text:span text:style-name="T52">·10</text:span><text:span text:style-name="T13">$n_max_E</text:span> с<text:span text:style-name="T12">-1</text:span><text:span text:style-name="T45">·с</text:span>м<text:span text:style-name="T12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6"><text:span text:style-name="T49">- </text:span><text:span text:style-name="T46">МД нейтронного излучения от </text:span><text:span text:style-name="T48">$mdn_min </text:span><text:span text:style-name="T49">мк</text:span><text:span text:style-name="T12"> </text:span><text:span text:style-name="T46">до</text:span><text:span text:style-name="T12"> </text:span><text:span text:style-name="T48">$mdn_max</text:span><text:span text:style-name="T46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6"><text:span text:style-name="T49">- </text:span><text:span text:style-name="T75">мощность</text:span><text:span text:style-name="T76"> </text:span><text:span text:style-name="T75">кермы</text:span><text:span text:style-name="T76"> </text:span><text:span text:style-name="T75">в воздухе </text:span><text:span text:style-name="T76">от</text:span><text:span text:style-name="T53"> </text:span><text:span text:style-name="T48">$k_minГ</text:span><text:span text:style-name="T49">р/ч </text:span><text:span text:style-name="T12"><text:s/></text:span><text:span text:style-name="T46">до</text:span><text:span text:style-name="T12"> </text:span><text:span text:style-name="T48">$k_max</text:span><text:span text:style-name="T49">Гр</text:span><text:span text:style-name="T46">/ч</text:span></text:p>
          </table:table-cell>
        </table:table-row>
      </table:table>
      <text:p text:style-name="P35"/>
      <text:p text:style-name="P6">Проведение поверки:</text:p>
      <text:p text:style-name="P48">Внешний осмотр ___________________________________________________________</text:p>
      <text:p text:style-name="P48">Опробование и проверка работоспособности: </text:p>
      <text:p text:style-name="P46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</text:span><text:span text:style-name="T57">с с УД БОИ-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15.B2" table:number-rows-spanned="3" office:value-type="string">
            <text:p text:style-name="P39">Номер источ-ника</text:p>
          </table:table-cell>
          <table:table-cell table:style-name="t15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5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5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8">H</text:span><text:span text:style-name="T14">1</text:span></text:p>
          </table:table-cell>
          <table:table-cell table:style-name="t15.D3" office:value-type="string">
            <text:p text:style-name="P26"><text:span text:style-name="T10">H</text:span><text:span text:style-name="T14">2</text:span></text:p>
          </table:table-cell>
          <table:table-cell table:style-name="t15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6">20</text:span> <text:span text:style-name="T4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5" office:value-type="string">
            <text:p text:style-name="P8">±<text:span text:style-name="T6">15</text:span></text:p>
          </table:table-cell>
        </table:table-row>
        <table:table-row>
          <table:table-cell table:style-name="t15.A5" office:value-type="string">
            <text:p text:style-name="P13">7<text:span text:style-name="T6">0</text:span> <text:span text:style-name="T4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6">0,</text:span>7 <text:span text:style-name="T4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4">м</text:span>Зв/ч</text:p>
          </table:table-cell>
          <table:table-cell table:style-name="t15.D3" office:value-type="string">
            <text:p text:style-name="P21">$15-33</text:p>
          </table:table-cell>
          <table:table-cell table:style-name="t15.D3" office:value-type="string">
            <text:p text:style-name="P21">$15-43</text:p>
          </table:table-cell>
          <table:table-cell table:style-name="t15.D3" office:value-type="string">
            <text:p text:style-name="P21">$15-53</text:p>
          </table:table-cell>
          <table:table-cell table:style-name="t15.D3" office:value-type="string">
            <text:p text:style-name="P21">$15-63</text:p>
          </table:table-cell>
          <table:table-cell table:style-name="t15.D3" office:value-type="string">
            <text:p text:style-name="P21">$15-73</text:p>
          </table:table-cell>
          <table:table-cell table:style-name="t15.D3" office:value-type="string">
            <text:p text:style-name="P21">$15-83</text:p>
          </table:table-cell>
          <table:table-cell table:style-name="t15.D3" office:value-type="string">
            <text:p text:style-name="P22">$15-03</text:p>
          </table:table-cell>
          <table:table-cell table:style-name="t15.D3" office:value-type="string">
            <text:p text:style-name="P21">$15-13</text:p>
          </table:table-cell>
          <table:table-cell table:style-name="t15.D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6">70</text:span> <text:span text:style-name="T4">м</text:span>Зв/ч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able:table-row table:style-name="t16.1">
          <table:table-cell table:style-name="t16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</text:span><text:span text:style-name="T57">с с УД БОИ-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16.B2" table:number-rows-spanned="3" office:value-type="string">
            <text:p text:style-name="P39">Номер источ-ника</text:p>
          </table:table-cell>
          <table:table-cell table:style-name="t16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6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6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8">H</text:span><text:span text:style-name="T14">1</text:span></text:p>
          </table:table-cell>
          <table:table-cell table:style-name="t16.D3" office:value-type="string">
            <text:p text:style-name="P26"><text:span text:style-name="T10">H</text:span><text:span text:style-name="T14">2</text:span></text:p>
          </table:table-cell>
          <table:table-cell table:style-name="t16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6">20</text:span> <text:span text:style-name="T4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5" office:value-type="string">
            <text:p text:style-name="P8">±<text:span text:style-name="T6">15</text:span></text:p>
          </table:table-cell>
        </table:table-row>
        <table:table-row>
          <table:table-cell table:style-name="t16.A5" office:value-type="string">
            <text:p text:style-name="P13">7<text:span text:style-name="T6">0</text:span> <text:span text:style-name="T4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6">0,</text:span>7 <text:span text:style-name="T4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4">м</text:span>Зв/ч</text:p>
          </table:table-cell>
          <table:table-cell table:style-name="t16.D3" office:value-type="string">
            <text:p text:style-name="P21">$16-33</text:p>
          </table:table-cell>
          <table:table-cell table:style-name="t16.D3" office:value-type="string">
            <text:p text:style-name="P21">$16-43</text:p>
          </table:table-cell>
          <table:table-cell table:style-name="t16.D3" office:value-type="string">
            <text:p text:style-name="P21">$16-53</text:p>
          </table:table-cell>
          <table:table-cell table:style-name="t16.D3" office:value-type="string">
            <text:p text:style-name="P21">$16-63</text:p>
          </table:table-cell>
          <table:table-cell table:style-name="t16.D3" office:value-type="string">
            <text:p text:style-name="P21">$16-73</text:p>
          </table:table-cell>
          <table:table-cell table:style-name="t16.D3" office:value-type="string">
            <text:p text:style-name="P21">$16-83</text:p>
          </table:table-cell>
          <table:table-cell table:style-name="t16.D3" office:value-type="string">
            <text:p text:style-name="P22">$16-03</text:p>
          </table:table-cell>
          <table:table-cell table:style-name="t16.D3" office:value-type="string">
            <text:p text:style-name="P21">$16-13</text:p>
          </table:table-cell>
          <table:table-cell table:style-name="t16.D3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6">70</text:span> <text:span text:style-name="T4">м</text:span>Зв/ч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</text:span><text:span text:style-name="T57">с с УД БОИ-4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17.B2" table:number-rows-spanned="3" office:value-type="string">
            <text:p text:style-name="P39">Номер источ-ника</text:p>
          </table:table-cell>
          <table:table-cell table:style-name="t17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7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7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8">H</text:span><text:span text:style-name="T14">1</text:span></text:p>
          </table:table-cell>
          <table:table-cell table:style-name="t17.D3" office:value-type="string">
            <text:p text:style-name="P26"><text:span text:style-name="T10">H</text:span><text:span text:style-name="T14">2</text:span></text:p>
          </table:table-cell>
          <table:table-cell table:style-name="t17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6">0</text:span> <text:span text:style-name="T4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17.A5" office:value-type="string">
            <text:p text:style-name="P13"><text:span text:style-name="T6">0,</text:span>7 <text:span text:style-name="T4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4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6">70</text:span> <text:span text:style-name="T4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0.B2" table:number-rows-spanned="3" office:value-type="string">
            <text:p text:style-name="P39">Номер источ-ника</text:p>
          </table:table-cell>
          <table:table-cell table:style-name="t0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0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0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8">H</text:span><text:span text:style-name="T14">1</text:span></text:p>
          </table:table-cell>
          <table:table-cell table:style-name="t0.D3" office:value-type="string">
            <text:p text:style-name="P26"><text:span text:style-name="T10">H</text:span><text:span text:style-name="T14">2</text:span></text:p>
          </table:table-cell>
          <table:table-cell table:style-name="t0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4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03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8">H</text:span><text:span text:style-name="T14">1</text:span></text:p>
          </table:table-cell>
          <table:table-cell table:style-name="t1.D3" office:value-type="string">
            <text:p text:style-name="P26"><text:span text:style-name="T10">H</text:span><text:span text:style-name="T14">2</text:span></text:p>
          </table:table-cell>
          <table:table-cell table:style-name="t1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6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4">240</text:span> <text:span text:style-name="T4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0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2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2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8">H</text:span><text:span text:style-name="T14">1</text:span></text:p>
          </table:table-cell>
          <table:table-cell table:style-name="t2.D3" office:value-type="string">
            <text:p text:style-name="P26"><text:span text:style-name="T10">H</text:span><text:span text:style-name="T14">2</text:span></text:p>
          </table:table-cell>
          <table:table-cell table:style-name="t2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6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6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4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6">8</text:span></text:p>
          </table:table-cell>
          <table:table-cell table:style-name="t2.B13" office:value-type="string">
            <text:p text:style-name="P21">$2-4<text:span text:style-name="T6">8</text:span></text:p>
          </table:table-cell>
          <table:table-cell table:style-name="t2.B13" office:value-type="string">
            <text:p text:style-name="P21">$2-5<text:span text:style-name="T6">8</text:span></text:p>
          </table:table-cell>
          <table:table-cell table:style-name="t2.B13" office:value-type="string">
            <text:p text:style-name="P21">$2-6<text:span text:style-name="T6">8</text:span></text:p>
          </table:table-cell>
          <table:table-cell table:style-name="t2.B13" office:value-type="string">
            <text:p text:style-name="P21">$2-7<text:span text:style-name="T6">8</text:span></text:p>
          </table:table-cell>
          <table:table-cell table:style-name="t2.B13" office:value-type="string">
            <text:p text:style-name="P21">$2-8<text:span text:style-name="T6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6">8</text:span></text:p>
          </table:table-cell>
          <table:table-cell table:style-name="t2.B13" office:value-type="string">
            <text:p text:style-name="P21">$2-2<text:span text:style-name="T6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05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3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3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8">H</text:span><text:span text:style-name="T14">1</text:span></text:p>
          </table:table-cell>
          <table:table-cell table:style-name="t3.D3" office:value-type="string">
            <text:p text:style-name="P26"><text:span text:style-name="T10">H</text:span><text:span text:style-name="T14">2</text:span></text:p>
          </table:table-cell>
          <table:table-cell table:style-name="t3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6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1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4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4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8">H</text:span><text:span text:style-name="T14">1</text:span></text:p>
          </table:table-cell>
          <table:table-cell table:style-name="t4.D3" office:value-type="string">
            <text:p text:style-name="P26"><text:span text:style-name="T10">H</text:span><text:span text:style-name="T14">2</text:span></text:p>
          </table:table-cell>
          <table:table-cell table:style-name="t4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6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17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5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5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8">H</text:span><text:span text:style-name="T14">1</text:span></text:p>
          </table:table-cell>
          <table:table-cell table:style-name="t5.D3" office:value-type="string">
            <text:p text:style-name="P26"><text:span text:style-name="T10">H</text:span><text:span text:style-name="T14">2</text:span></text:p>
          </table:table-cell>
          <table:table-cell table:style-name="t5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6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13">7<text:span text:style-name="T6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6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6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24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6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6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8">H</text:span><text:span text:style-name="T14">1</text:span></text:p>
          </table:table-cell>
          <table:table-cell table:style-name="t6.D3" office:value-type="string">
            <text:p text:style-name="P26"><text:span text:style-name="T10">H</text:span><text:span text:style-name="T14">2</text:span></text:p>
          </table:table-cell>
          <table:table-cell table:style-name="t6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4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4">7</text:span></text:p>
          </table:table-cell>
          <table:table-cell table:style-name="t6.B12" office:value-type="string">
            <text:p text:style-name="P21">$6-4<text:span text:style-name="T4">7</text:span></text:p>
          </table:table-cell>
          <table:table-cell table:style-name="t6.B12" office:value-type="string">
            <text:p text:style-name="P21">$6-5<text:span text:style-name="T4">7</text:span></text:p>
          </table:table-cell>
          <table:table-cell table:style-name="t6.B12" office:value-type="string">
            <text:p text:style-name="P21">$6-6<text:span text:style-name="T4">7</text:span></text:p>
          </table:table-cell>
          <table:table-cell table:style-name="t6.B12" office:value-type="string">
            <text:p text:style-name="P21">$6-7<text:span text:style-name="T4">7</text:span></text:p>
          </table:table-cell>
          <table:table-cell table:style-name="t6.B12" office:value-type="string">
            <text:p text:style-name="P21">$6-8<text:span text:style-name="T4">7</text:span></text:p>
          </table:table-cell>
          <table:table-cell table:style-name="t6.B12" office:value-type="string">
            <text:p text:style-name="P22">$6-0<text:span text:style-name="T4">7</text:span></text:p>
          </table:table-cell>
          <table:table-cell table:style-name="t6.B12" office:value-type="string">
            <text:p text:style-name="P21">$6-1<text:span text:style-name="T4">7</text:span></text:p>
          </table:table-cell>
          <table:table-cell table:style-name="t6.B12" office:value-type="string">
            <text:p text:style-name="P21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</text:span><text:span text:style-name="T57">кермы в воздухе</text:span><text:span text:style-name="T7"> БДК</text:span><text:span text:style-name="T56">Г</text:span><text:span text:style-name="T7">-30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1">Мощность <text:span text:style-name="T4">кермы в воздухе</text:span> в <text:span text:style-name="T4">контроль-ной</text:span> точке <text:span text:style-name="T66">Ḣ</text:span><text:span text:style-name="T16">oi</text:span>, н<text:span text:style-name="T72">Гр</text:span><text:span text:style-name="T69">/ч</text:span>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7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7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9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8">H</text:span><text:span text:style-name="T14">1</text:span></text:p>
          </table:table-cell>
          <table:table-cell table:style-name="t7.D3" office:value-type="string">
            <text:p text:style-name="P26"><text:span text:style-name="T10">H</text:span><text:span text:style-name="T14">2</text:span></text:p>
          </table:table-cell>
          <table:table-cell table:style-name="t7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6">03</text:span> мк<text:span text:style-name="T4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6">15</text:span></text:p>
          </table:table-cell>
        </table:table-row>
        <table:table-row>
          <table:table-cell table:style-name="t7.A5" office:value-type="string">
            <text:p text:style-name="P13">0,<text:span text:style-name="T4">7</text:span> мк<text:span text:style-name="T4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4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4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4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4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4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4">Гр</text:span>/ч</text:p>
          </table:table-cell>
          <table:table-cell table:style-name="t7.B12" office:value-type="string">
            <text:p text:style-name="P21">$7-3<text:span text:style-name="T4">7</text:span></text:p>
          </table:table-cell>
          <table:table-cell table:style-name="t7.B12" office:value-type="string">
            <text:p text:style-name="P21">$7-4<text:span text:style-name="T4">7</text:span></text:p>
          </table:table-cell>
          <table:table-cell table:style-name="t7.B12" office:value-type="string">
            <text:p text:style-name="P21">$7-5<text:span text:style-name="T4">7</text:span></text:p>
          </table:table-cell>
          <table:table-cell table:style-name="t7.B12" office:value-type="string">
            <text:p text:style-name="P21">$7-6<text:span text:style-name="T4">7</text:span></text:p>
          </table:table-cell>
          <table:table-cell table:style-name="t7.B12" office:value-type="string">
            <text:p text:style-name="P21">$7-7<text:span text:style-name="T4">7</text:span></text:p>
          </table:table-cell>
          <table:table-cell table:style-name="t7.B12" office:value-type="string">
            <text:p text:style-name="P21">$7-8<text:span text:style-name="T4">7</text:span></text:p>
          </table:table-cell>
          <table:table-cell table:style-name="t7.B12" office:value-type="string">
            <text:p text:style-name="P22">$7-0<text:span text:style-name="T4">7</text:span></text:p>
          </table:table-cell>
          <table:table-cell table:style-name="t7.B12" office:value-type="string">
            <text:p text:style-name="P21">$7-1<text:span text:style-name="T4">7</text:span></text:p>
          </table:table-cell>
          <table:table-cell table:style-name="t7.B12" office:value-type="string">
            <text:p text:style-name="P21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</text:span><text:span text:style-name="T56">Г</text:span><text:span text:style-name="T7">-3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8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8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8">H</text:span><text:span text:style-name="T14">1</text:span></text:p>
          </table:table-cell>
          <table:table-cell table:style-name="t8.D3" office:value-type="string">
            <text:p text:style-name="P26"><text:span text:style-name="T10">H</text:span><text:span text:style-name="T14">2</text:span></text:p>
          </table:table-cell>
          <table:table-cell table:style-name="t8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4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6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4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4">0</text:span>,<text:span text:style-name="T4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8">Проверка основной относительной погрешности измерения плотности </text:p>
            <text:p text:style-name="P29">потока нейтронного излучения с БДКН-0<text:span text:style-name="T6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7"></text:span><text:span text:style-name="T20">0</text:span><text:span text:style-name="T16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2">Фон</text:p>
            <text:p text:style-name="P12"><text:span text:style-name="T6">R=</text:span>2<text:span text:style-name="T6">,0</text:span>м</text:p>
          </table:table-cell>
          <table:table-cell table:style-name="t9.B2" office:value-type="string">
            <text:p text:style-name="P13">ИБН-<text:span text:style-name="T6">8-3</text:span></text:p>
            <text:p text:style-name="P12">№<text:span text:style-name="T6">027</text:span></text:p>
            <text:p text:style-name="P12"><text:span text:style-name="T6">R=2,0</text:span>м</text:p>
            <text:p text:style-name="P15">B(R)=0,600</text:p>
            <text:p text:style-name="P12"><text:span text:style-name="T8"></text:span><text:span text:style-name="T16">0i</text:span><text:span text:style-name="T6">=5,9</text:span></text:p>
            <text:p text:style-name="P3"><text:span text:style-name="T6">1</text:span>,<text:span text:style-name="T6">0</text:span>-1<text:span text:style-name="T6">0</text:span></text:p>
          </table:table-cell>
          <table:table-cell table:style-name="t9.B2" office:value-type="string">
            <text:p text:style-name="P13">ИБН-<text:span text:style-name="T6">8-6</text:span></text:p>
            <text:p text:style-name="P12">№0<text:span text:style-name="T6">10</text:span></text:p>
            <text:p text:style-name="P12"><text:span text:style-name="T6">R=2,0</text:span>м</text:p>
            <text:p text:style-name="P15">B(R)=0,600</text:p>
            <text:p text:style-name="P12"><text:span text:style-name="T8"></text:span><text:span text:style-name="T16">0i</text:span><text:span text:style-name="T6">=57,</text:span>0</text:p>
            <text:p text:style-name="P12">20-100</text:p>
          </table:table-cell>
          <table:table-cell table:style-name="t9.B2" office:value-type="string">
            <text:p text:style-name="P50">ИБН-8-6</text:p>
            <text:p text:style-name="P49"><text:span text:style-name="T6"><text:s text:c="3"/></text:span>№<text:span text:style-name="T6">010</text:span></text:p>
            <text:p text:style-name="P49"><text:span text:style-name="T6">R=1,0</text:span>м</text:p>
            <text:p text:style-name="P51">B(R)=0,863</text:p>
            <text:p text:style-name="P49"><text:span text:style-name="T8"></text:span><text:span text:style-name="T16">0i</text:span><text:span text:style-name="T6">=235</text:span></text:p>
            <text:p text:style-name="P50">210<text:span text:style-name="T12">2</text:span> - 10<text:span text:style-name="T12">3</text:span></text:p>
          </table:table-cell>
          <table:table-cell table:style-name="t9.F2" office:value-type="string">
            <text:p text:style-name="P50">ИБН-8-6</text:p>
            <text:p text:style-name="P49"><text:span text:style-name="T6"><text:s text:c="3"/></text:span>№<text:span text:style-name="T6">010</text:span></text:p>
            <text:p text:style-name="P49"><text:span text:style-name="T6">R=0,5</text:span>м</text:p>
            <text:p text:style-name="P51">B(R)=0,957</text:p>
            <text:p text:style-name="P49"><text:span text:style-name="T8"></text:span><text:span text:style-name="T16">0i</text:span><text:span text:style-name="T6">=1019</text:span></text:p>
            <text:p text:style-name="P50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7"></text:span><text:span text:style-name="T20">0</text:span><text:span text:style-name="T16">i</text:span>, с<text:span text:style-name="T12">-1</text:span>см<text:span text:style-name="T12">-2 </text:span><text:span text:style-name="T46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7"></text:span><text:span text:style-name="T16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7"></text:span><text:span text:style-name="T17">np</text:span><text:span text:style-name="T16">i</text:span>, <text:span text:style-name="T14">с</text:span><text:span text:style-name="T12">-1</text:span><text:span text:style-name="T14">см</text:span><text:span text:style-name="T12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31">Δ</text:span><text:span text:style-name="T9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31">Δ</text:span><text:span text:style-name="T9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8"><text:span text:style-name="T65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4">Определение основной относительной погрешности измерения мощности дозы нейтронного излучения с БДКН-0<text:span text:style-name="T6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5"><text:span text:style-name="T32">H*</text:span><text:span text:style-name="T41">oi</text:span><text:span text:style-name="T35">(10)</text:span><text:span text:style-name="T36">, </text:span><text:span text:style-name="T37">мкЗв/ч</text:span></text:p>
          </table:table-cell>
          <table:table-cell table:style-name="t10.B2" office:value-type="string">
            <text:p text:style-name="P12">Фон</text:p>
            <text:p text:style-name="P12"><text:span text:style-name="T6">R=</text:span>2<text:span text:style-name="T6">,0</text:span>м</text:p>
          </table:table-cell>
          <table:table-cell table:style-name="t10.B2" office:value-type="string">
            <text:p text:style-name="P13">ИБН-<text:span text:style-name="T6">8-3</text:span></text:p>
            <text:p text:style-name="P12">№<text:span text:style-name="T6">027</text:span></text:p>
            <text:p text:style-name="P12"><text:span text:style-name="T6">R=2,0</text:span>м</text:p>
            <text:p text:style-name="P12"><text:span text:style-name="T6">B(R)=0,</text:span>866</text:p>
            <text:p text:style-name="P12"><text:span text:style-name="T32">H</text:span><text:span text:style-name="T39">*</text:span><text:span text:style-name="T41">oi</text:span><text:span text:style-name="T35">(10)</text:span><text:span text:style-name="T6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6">8-6</text:span></text:p>
            <text:p text:style-name="P12">№0<text:span text:style-name="T6">10</text:span></text:p>
            <text:p text:style-name="P12"><text:span text:style-name="T6">R=2,0</text:span>м</text:p>
            <text:p text:style-name="P12"><text:span text:style-name="T6">B(R)=0,</text:span>866</text:p>
            <text:p text:style-name="P12"><text:span text:style-name="T32">H</text:span><text:span text:style-name="T39">*</text:span><text:span text:style-name="T41">oi</text:span><text:span text:style-name="T35">(10)</text:span><text:span text:style-name="T6">=</text:span><text:span text:style-name="T4">80</text:span></text:p>
            <text:p text:style-name="P16">20-100</text:p>
          </table:table-cell>
          <table:table-cell table:style-name="t10.B2" office:value-type="string">
            <text:p text:style-name="P50">ИБН-8-6</text:p>
            <text:p text:style-name="P49">№<text:span text:style-name="T6">010</text:span></text:p>
            <text:p text:style-name="P49"><text:span text:style-name="T6">R=1,0</text:span>м</text:p>
            <text:p text:style-name="P49"><text:span text:style-name="T6">B(R)=0,</text:span>957</text:p>
            <text:p text:style-name="P49"><text:span text:style-name="T32">H</text:span><text:span text:style-name="T39">*</text:span><text:span text:style-name="T41">oi</text:span><text:span text:style-name="T35">(10)</text:span><text:span text:style-name="T6">=</text:span><text:span text:style-name="T4">331</text:span></text:p>
            <text:p text:style-name="P52">2<text:span text:style-name="T45">·</text:span>10<text:span text:style-name="T12">2</text:span>-10<text:span text:style-name="T12">3</text:span></text:p>
          </table:table-cell>
          <table:table-cell table:style-name="t10.F2" office:value-type="string">
            <text:p text:style-name="P50">ИБН-8-6</text:p>
            <text:p text:style-name="P49">№<text:span text:style-name="T6">010</text:span></text:p>
            <text:p text:style-name="P49"><text:span text:style-name="T6">R=0,5</text:span>м</text:p>
            <text:p text:style-name="P49"><text:span text:style-name="T6">B(R)=0,9</text:span>91</text:p>
            <text:p text:style-name="P49"><text:span text:style-name="T32">H</text:span><text:span text:style-name="T39">*</text:span><text:span text:style-name="T41">oi</text:span><text:span text:style-name="T35">(10)</text:span><text:span text:style-name="T6">=</text:span><text:span text:style-name="T4">1434</text:span></text:p>
            <text:p text:style-name="P52">2<text:span text:style-name="T45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3">H</text:span><text:span text:style-name="T40">*</text:span><text:span text:style-name="T42">i</text:span><text:span text:style-name="T38">(10) мкЗв/ч, </text:span><text:span text:style-name="T47">±δ</text:span><text:span text:style-name="T14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4">H</text:span><text:span text:style-name="T40">*</text:span><text:span text:style-name="T42">i</text:span><text:span text:style-name="T38">(10) мкЗв/ч</text:span></text:p>
          </table:table-cell>
          <table:table-cell table:style-name="t10.B4" office:value-type="string">
            <text:p text:style-name="P16">$<text:span text:style-name="T4">10</text:span>-00</text:p>
          </table:table-cell>
          <table:table-cell table:style-name="t10.B4" office:value-type="string">
            <text:p text:style-name="P16">$<text:span text:style-name="T4">10</text:span>-01</text:p>
          </table:table-cell>
          <table:table-cell table:style-name="t10.B4" office:value-type="string">
            <text:p text:style-name="P16">$<text:span text:style-name="T4">10</text:span>-02</text:p>
          </table:table-cell>
          <table:table-cell table:style-name="t10.B4" office:value-type="string">
            <text:p text:style-name="P16">$<text:span text:style-name="T4">10</text:span>-03</text:p>
          </table:table-cell>
          <table:table-cell table:style-name="t10.F3" office:value-type="string">
            <text:p text:style-name="P16">$<text:span text:style-name="T4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3">H</text:span><text:span text:style-name="T40">*</text:span><text:span text:style-name="T43">пр</text:span><text:span text:style-name="T44">i</text:span><text:span text:style-name="T38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9">θ</text:span><text:span text:style-name="T21">пр</text:span><text:span text:style-name="T18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31">Δ</text:span><text:span text:style-name="T19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5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</text:span><text:span text:style-name="T56">альфа излучения</text:span><text:span text:style-name="T7"> с блоком БДПА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2"><text:s/>мин<text:span text:style-name="T12">-1</text:span>·см<text:span text:style-name="T12">-2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1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1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50"></text:span><text:span text:style-name="T14">1</text:span></text:p>
          </table:table-cell>
          <table:table-cell table:style-name="t11.D4" office:value-type="string">
            <text:p text:style-name="P26"><text:span text:style-name="T51"></text:span><text:span text:style-name="T14">2</text:span></text:p>
          </table:table-cell>
          <table:table-cell table:style-name="t11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6">78,3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11-50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6">20</text:span></text:p>
          </table:table-cell>
        </table:table-row>
        <table:table-row>
          <table:table-cell table:style-name="t11.A6" office:value-type="string">
            <text:p text:style-name="P16"><text:span text:style-name="T4">7</text:span>43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$11-51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6" office:value-type="string">
            <text:p text:style-name="P13"><text:span text:style-name="T4">6</text:span><text:span text:style-name="T6">300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$11-52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<text:span text:style-name="T4">6</text:span>2100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$11-53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</text:span><text:span text:style-name="T56">альфа излучения</text:span><text:span text:style-name="T7"> с блоком БДПА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  <text:p text:style-name="P31"/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2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2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50"></text:span><text:span text:style-name="T14">1</text:span></text:p>
          </table:table-cell>
          <table:table-cell table:style-name="t12.D4" office:value-type="string">
            <text:p text:style-name="P26"><text:span text:style-name="T51"></text:span><text:span text:style-name="T14">2</text:span></text:p>
          </table:table-cell>
          <table:table-cell table:style-name="t12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6">74,4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6">20</text:span></text:p>
          </table:table-cell>
        </table:table-row>
        <table:table-row>
          <table:table-cell table:style-name="t12.A5" office:value-type="float" office:value="630">
            <text:p text:style-name="P16">630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6">5140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6">35600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б</text:span><text:span text:style-name="T56">ета излучения</text:span><text:span text:style-name="T7"> с блоком БДПБ-01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3.B2" table:number-rows-spanned="3" office:value-type="string">
            <text:p text:style-name="P39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3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3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50"></text:span><text:span text:style-name="T14">1</text:span></text:p>
          </table:table-cell>
          <table:table-cell table:style-name="t13.D4" office:value-type="string">
            <text:p text:style-name="P26"><text:span text:style-name="T51"></text:span><text:span text:style-name="T14">2</text:span></text:p>
          </table:table-cell>
          <table:table-cell table:style-name="t13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6">102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6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3.A5" office:value-type="float" office:value="236">
            <text:p text:style-name="P16">236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6">6080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6">53500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6">154300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6">383600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б</text:span><text:span text:style-name="T56">ета излучения</text:span><text:span text:style-name="T7"> с блоком БДПБ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0"><text:span text:style-name="T4">Плотность потока в </text:span>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4.B2" table:number-rows-spanned="3" office:value-type="string">
            <text:p text:style-name="P39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4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4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50"></text:span><text:span text:style-name="T14">1</text:span></text:p>
          </table:table-cell>
          <table:table-cell table:style-name="t14.D4" office:value-type="string">
            <text:p text:style-name="P26"><text:span text:style-name="T51"></text:span><text:span text:style-name="T14">2</text:span></text:p>
          </table:table-cell>
          <table:table-cell table:style-name="t14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6">14,2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14-50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4.A5" office:value-type="float" office:value="74.4">
            <text:p text:style-name="P16">74,4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$14-51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float" office:value="514">
            <text:p text:style-name="P16">514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$14-52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6">6290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$14-53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6">56800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$14-54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ext:p text:style-name="Text_20_body"/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КР-0</text:span><text:span text:style-name="T56">1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18.B2" table:number-rows-spanned="3" office:value-type="string">
            <text:p text:style-name="P39">Номер источ-ника</text:p>
          </table:table-cell>
          <table:table-cell table:style-name="t18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8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8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8">H</text:span><text:span text:style-name="T14">1</text:span></text:p>
          </table:table-cell>
          <table:table-cell table:style-name="t18.D3" office:value-type="string">
            <text:p text:style-name="P26"><text:span text:style-name="T10">H</text:span><text:span text:style-name="T14">2</text:span></text:p>
          </table:table-cell>
          <table:table-cell table:style-name="t18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6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6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</text:span><text:span text:style-name="T57">альфа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0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19.B2" table:number-rows-spanned="3" office:value-type="string">
            <text:p text:style-name="P39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19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19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50"></text:span><text:span text:style-name="T14">1</text:span></text:p>
          </table:table-cell>
          <table:table-cell table:style-name="t19.D4" office:value-type="string">
            <text:p text:style-name="P26"><text:span text:style-name="T51"></text:span><text:span text:style-name="T14">2</text:span></text:p>
          </table:table-cell>
          <table:table-cell table:style-name="t19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6">53,8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$19-50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19.A5" office:value-type="float" office:value="727">
            <text:p text:style-name="P16">727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$19-51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6">6300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$19-52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6">62100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$19-53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6">186000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7">Определение основной относительной погрешности измерения плотности потока б</text:span><text:span text:style-name="T56">ета</text:span><text:span text:style-name="T57"> излучения</text:span><text:span text:style-name="T7"> <text:s/>с блоком БДПС-02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0">Плотность потока в <text:span text:style-name="T6">контроль-ной</text:span> точке <text:span text:style-name="T26"></text:span><text:span text:style-name="T14">0</text:span><text:span text:style-name="T15">i</text:span>,</text:p>
            <text:p text:style-name="P31"><text:s/>мин<text:span text:style-name="T12">-1</text:span>·см<text:span text:style-name="T12">-2</text:span></text:p>
          </table:table-cell>
          <table:table-cell table:style-name="t20.B2" table:number-rows-spanned="3" office:value-type="string">
            <text:p text:style-name="P39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70"></text:span><text:span text:style-name="T2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20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20.J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71">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50"></text:span><text:span text:style-name="T14">1</text:span></text:p>
          </table:table-cell>
          <table:table-cell table:style-name="t20.D4" office:value-type="string">
            <text:p text:style-name="P26"><text:span text:style-name="T51"></text:span><text:span text:style-name="T14">2</text:span></text:p>
          </table:table-cell>
          <table:table-cell table:style-name="t20.D4" office:value-type="string">
            <text:p text:style-name="P26"><text:span text:style-name="T51">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6">97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$20-50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6">20</text:span></text:p>
          </table:table-cell>
        </table:table-row>
        <table:table-row>
          <table:table-cell table:style-name="t20.A5" office:value-type="float" office:value="232">
            <text:p text:style-name="P16">232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$20-51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6">5700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$20-52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6">52000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$20-53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6">377100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3"><text:span text:style-name="T7">Определение основной относительной погрешности измерения м</text:span><text:span text:style-name="T56">ощности дозы</text:span><text:span text:style-name="T57"> гамма излучения</text:span><text:span text:style-name="T7"> БДП</text:span><text:span text:style-name="T56">С</text:span><text:span text:style-name="T7">-0</text:span><text:span text:style-name="T56">2</text:span><text:span text:style-name="T7"> зав. №</text:span><text:span text:style-name="T11">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1">Мощность амбиентной эквивалент-ной дозы в <text:span text:style-name="T4">контроль-ной</text:span> точке <text:span text:style-name="T66">Ḣ</text:span><text:span text:style-name="T16">oi</text:span>, нЗв/ч</text:p>
          </table:table-cell>
          <table:table-cell table:style-name="t21.B2" table:number-rows-spanned="3" office:value-type="string">
            <text:p text:style-name="P39">Номер источ-ника</text:p>
          </table:table-cell>
          <table:table-cell table:style-name="t2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9"><text:span text:style-name="T5">Относи-тельная</text:span><text:span text:style-name="T74"> </text:span><text:span text:style-name="T5">погреш-ность</text:span><text:span text:style-name="T74"> </text:span><text:span text:style-name="T73">измерения</text:span> </text:p>
            <text:p text:style-name="P39"><text:span text:style-name="T67">θ</text:span><text:span text:style-name="T22">пр</text:span><text:span text:style-name="T23">i</text:span><text:span text:style-name="T4">,</text:span> %</text:p>
          </table:table-cell>
          <table:table-cell table:style-name="t21.B2" table:number-rows-spanned="3" office:value-type="string">
            <text:p text:style-name="P42"><text:span text:style-name="T4">Довери-тель</text:span>ная граница погреш-ности измерения <text:span text:style-name="T68">Δ</text:span><text:span text:style-name="T24">i</text:span><text:span text:style-name="T6">,</text:span> %</text:p>
          </table:table-cell>
          <table:table-cell table:style-name="t21.K2" table:number-rows-spanned="3" office:value-type="string">
            <text:p text:style-name="P37"><text:span text:style-name="T65">Предел основной </text:span><text:span text:style-name="T4">относи-тельной</text:span> <text:span text:style-name="T6">погреш-ности</text:span>, </text:p>
            <text:p text:style-name="P37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10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8">H</text:span><text:span text:style-name="T14">1</text:span></text:p>
          </table:table-cell>
          <table:table-cell table:style-name="t21.D3" office:value-type="string">
            <text:p text:style-name="P26"><text:span text:style-name="T10">H</text:span><text:span text:style-name="T14">2</text:span></text:p>
          </table:table-cell>
          <table:table-cell table:style-name="t21.D3" office:value-type="string">
            <text:p text:style-name="P26"><text:span text:style-name="T10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4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0</text:p>
          </table:table-cell>
          <table:table-cell table:style-name="t21.B10" office:value-type="string">
            <text:p text:style-name="P21">$21-40</text:p>
          </table:table-cell>
          <table:table-cell table:style-name="t21.B10" office:value-type="string">
            <text:p text:style-name="P21">$21-50</text:p>
          </table:table-cell>
          <table:table-cell table:style-name="t21.B10" office:value-type="string">
            <text:p text:style-name="P21">$21-60</text:p>
          </table:table-cell>
          <table:table-cell table:style-name="t21.B10" office:value-type="string">
            <text:p text:style-name="P21">$21-70</text:p>
          </table:table-cell>
          <table:table-cell table:style-name="t21.B10" office:value-type="string">
            <text:p text:style-name="P21">$21-80</text:p>
          </table:table-cell>
          <table:table-cell table:style-name="t21.B10" office:value-type="string">
            <text:p text:style-name="P22">$21-00</text:p>
          </table:table-cell>
          <table:table-cell table:style-name="t21.B10" office:value-type="string">
            <text:p text:style-name="P21">$21-10</text:p>
          </table:table-cell>
          <table:table-cell table:style-name="t21.B10" office:value-type="string">
            <text:p text:style-name="P21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none" style:font-size-asian="11pt" style:font-name-complex="Arial"/>
    </style:style>
    <style:style style:name="MT2" style:family="text">
      <style:text-properties fo:font-size="11pt" fo:language="en" fo:country="US" style:text-underline-style="none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3T00:10:58.54</dc:date>
    <meta:editing-duration>P2DT10H24M15S</meta:editing-duration>
    <meta:editing-cycles>242</meta:editing-cycles>
    <meta:generator>OpenOffice/4.1.6$Win32 OpenOffice.org_project/416m1$Build-9790</meta:generator>
    <dc:creator>Squorpikkor </dc:creator>
    <meta:document-statistic meta:table-count="34" meta:image-count="0" meta:object-count="0" meta:page-count="12" meta:paragraph-count="1618" meta:word-count="2984" meta:character-count="19326"/>
  </office:meta>
</office:document-meta>
</file>